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6a0" officeooo:paragraph-rsid="000a36a0"/>
    </style:style>
    <style:style style:name="P2" style:family="paragraph" style:parent-style-name="Standard">
      <style:text-properties style:text-underline-style="solid" style:text-underline-width="auto" style:text-underline-color="font-color" officeooo:rsid="000a36a0" officeooo:paragraph-rsid="000a36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CSS</text:p>
      <text:p text:style-name="P1"/>
      <text:p text:style-name="P1">@import url('https://fonts.googleapis.com/css2?family=Bree+Serif&amp;family=Caveat:wght@400;700&amp;family=Lobster&amp;family=Monoton&amp;family=Open+Sans:ital,wght@0,400;0,700;1,400;1,700&amp;family=Playfair+Display+SC:ital,wght@0,400;0,700;1,700&amp;family=Playfair+Display:ital,wght@0,400;0,700;1,700&amp;family=Roboto:ital,wght@0,400;0,700;1,400;1,700&amp;family=Source+Sans+Pro:ital,wght@0,400;0,700;1,700&amp;family=Work+Sans:ital,wght@0,400;0,700;1,700&amp;display=swap');</text:p>
      <text:p text:style-name="P1"/>
      <text:p text:style-name="P1">* {</text:p>
      <text:p text:style-name="P1"><text:s text:c="4"/>margin: 0px;</text:p>
      <text:p text:style-name="P1">}</text:p>
      <text:p text:style-name="P1"/>
      <text:p text:style-name="P1">body {</text:p>
      <text:p text:style-name="P1"><text:s text:c="4"/>box-sizing: border-box;</text:p>
      <text:p text:style-name="P1"><text:s text:c="4"/>margin: 0px;</text:p>
      <text:p text:style-name="P1">}</text:p>
      <text:p text:style-name="P1"/>
      <text:p text:style-name="P1">.container {</text:p>
      <text:p text:style-name="P1"><text:s text:c="4"/>background-color: #FFB6C1;</text:p>
      <text:p text:style-name="P1"><text:s text:c="4"/>height: auto;</text:p>
      <text:p text:style-name="P1"><text:s text:c="4"/>width: auto;</text:p>
      <text:p text:style-name="P1"><text:s text:c="4"/>background-size: cover;</text:p>
      <text:p text:style-name="P1"><text:s text:c="4"/>padding: 10px;</text:p>
      <text:p text:style-name="P1"><text:s text:c="4"/>color: #003366;</text:p>
      <text:p text:style-name="P1"><text:s text:c="4"/>font-weight: 800;</text:p>
      <text:p text:style-name="P1"><text:s text:c="4"/>overflow: auto;</text:p>
      <text:p text:style-name="P1">}</text:p>
      <text:p text:style-name="P1"/>
      <text:p text:style-name="P1">.icon {</text:p>
      <text:p text:style-name="P1"><text:s text:c="4"/>color: black;</text:p>
      <text:p text:style-name="P1"><text:s text:c="4"/>font-size: 40px;</text:p>
      <text:p text:style-name="P1"><text:s text:c="4"/>border: 2px solid #000000;</text:p>
      <text:p text:style-name="P1"><text:s text:c="4"/>border-radius: 50px;</text:p>
      <text:p text:style-name="P1"><text:s text:c="4"/>padding: 15px;</text:p>
      <text:p text:style-name="P1"><text:s text:c="4"/>margin: 10px;</text:p>
      <text:p text:style-name="P1"><text:s text:c="4"/>text-align: center;</text:p>
      <text:p text:style-name="P1">}</text:p>
      <text:p text:style-name="P1"/>
      <text:p text:style-name="P1">.name {</text:p>
      <text:p text:style-name="P1"><text:s text:c="4"/>font-size: 25px;</text:p>
      <text:p text:style-name="P1"><text:s text:c="4"/>padding: 10px;</text:p>
      <text:p text:style-name="P1"><text:s text:c="4"/>margin-right: 5px;</text:p>
      <text:p text:style-name="P1">}</text:p>
      <text:p text:style-name="P1"/>
      <text:p text:style-name="P1">.design {</text:p>
      <text:p text:style-name="P1"><text:s text:c="4"/>font-size: 13px;</text:p>
      <text:p text:style-name="P1"><text:s text:c="4"/>font-weight: 200;</text:p>
      <text:p text:style-name="P1">}</text:p>
      <text:p text:style-name="P1"/>
      <text:p text:style-name="P1">.vl {</text:p>
      <text:p text:style-name="P1"><text:s text:c="4"/>border-left: 3px solid #003366;</text:p>
      <text:p text:style-name="P1"><text:soft-page-break/><text:s text:c="4"/>height: 150px;</text:p>
      <text:p text:style-name="P1"><text:s text:c="4"/>padding: 5px;</text:p>
      <text:p text:style-name="P1">}</text:p>
      <text:p text:style-name="P1"/>
      <text:p text:style-name="P1">.description {</text:p>
      <text:p text:style-name="P1"><text:s text:c="4"/>font-size: 12px;</text:p>
      <text:p text:style-name="P1"><text:s text:c="4"/>font-weight: 300;</text:p>
      <text:p text:style-name="P1"><text:s text:c="4"/>margin-right: 2px;</text:p>
      <text:p text:style-name="P1">}</text:p>
      <text:p text:style-name="P1"/>
      <text:p text:style-name="P1">hr {</text:p>
      <text:p text:style-name="P1"><text:s text:c="4"/>border: 2px solid #003366;</text:p>
      <text:p text:style-name="P1"><text:s text:c="4"/>margin-top: 0px;</text:p>
      <text:p text:style-name="P1"><text:s text:c="4"/>margin-left: 80px;</text:p>
      <text:p text:style-name="P1"><text:s text:c="4"/>width: auto;</text:p>
      <text:p text:style-name="P1">}</text:p>
      <text:p text:style-name="P1"/>
      <text:p text:style-name="P1">.work-year {</text:p>
      <text:p text:style-name="P1"><text:s text:c="4"/>font-size: 11px;</text:p>
      <text:p text:style-name="P1">}</text:p>
      <text:p text:style-name="P1"/>
      <text:p text:style-name="P1">.role {</text:p>
      <text:p text:style-name="P1"><text:s text:c="4"/>font-size: 11px;</text:p>
      <text:p text:style-name="P1"><text:s text:c="4"/>font-weight: bold;</text:p>
      <text:p text:style-name="P1"><text:s text:c="4"/>margin-top: 0px;</text:p>
      <text:p text:style-name="P1"><text:s text:c="4"/>margin-left: 30px;</text:p>
      <text:p text:style-name="P1">}</text:p>
      <text:p text:style-name="P1"/>
      <text:p text:style-name="P1">.sub-desc {</text:p>
      <text:p text:style-name="P1"><text:s text:c="4"/>font-size: 10px;</text:p>
      <text:p text:style-name="P1"><text:s text:c="4"/>font-weight: 200;</text:p>
      <text:p text:style-name="P1">}</text:p>
      <text:p text:style-name="P1"/>
      <text:p text:style-name="P1">.tech {</text:p>
      <text:p text:style-name="P1"><text:s text:c="4"/>font-size: 12px;</text:p>
      <text:p text:style-name="P1"><text:s text:c="4"/>font-weight: 100;</text:p>
      <text:p text:style-name="P1">}</text:p>
      <text:p text:style-name="P1"/>
      <text:p text:style-name="P1">.dots {</text:p>
      <text:p text:style-name="P1"><text:s text:c="4"/>height: 12px;</text:p>
      <text:p text:style-name="P1"><text:s text:c="4"/>width: 12px;</text:p>
      <text:p text:style-name="P1"><text:s text:c="4"/>border-radius: 50%;</text:p>
      <text:p text:style-name="P1"><text:s text:c="4"/>display: inline-block;</text:p>
      <text:p text:style-name="P1"><text:s text:c="4"/>background-color: #003366;</text:p>
      <text:p text:style-name="P1"><text:s text:c="4"/>margin-left: 8px;</text:p>
      <text:p text:style-name="P1"><text:s text:c="4"/>margin-bottom: 22px;</text:p>
      <text:p text:style-name="P1">}</text:p>
      <text:p text:style-name="P1"/>
      <text:p text:style-name="P1">.dots-vl {</text:p>
      <text:p text:style-name="P1"><text:s text:c="4"/>border-left: 3px solid #003366;</text:p>
      <text:p text:style-name="P1"><text:s text:c="4"/>height: 150px;</text:p>
      <text:p text:style-name="P1"><text:s text:c="4"/>margin-left: 10px;</text:p>
      <text:p text:style-name="P1"><text:soft-page-break/>}</text:p>
      <text:p text:style-name="P1"/>
      <text:p text:style-name="P1">.year {</text:p>
      <text:p text:style-name="P1"><text:s text:c="4"/>font-weight: 100;</text:p>
      <text:p text:style-name="P1"><text:s text:c="4"/>padding-left: 20px;</text:p>
      <text:p text:style-name="P1">}</text:p>
      <text:p text:style-name="P1"/>
      <text:p text:style-name="P1">.image-icon {</text:p>
      <text:p text:style-name="P1"><text:s text:c="4"/>color: #FFB6C1;</text:p>
      <text:p text:style-name="P1"><text:s text:c="4"/>background-color: #003366;</text:p>
      <text:p text:style-name="P1"><text:s text:c="4"/>font-size: 40px;</text:p>
      <text:p text:style-name="P1"><text:s text:c="4"/>border-radius: 40px;</text:p>
      <text:p text:style-name="P1"><text:s text:c="4"/>padding: 15px;</text:p>
      <text:p text:style-name="P1"><text:s text:c="4"/>height: 80px;</text:p>
      <text:p text:style-name="P1"><text:s text:c="4"/>width: 80px;</text:p>
      <text:p text:style-name="P1"><text:s text:c="4"/>margin-left: 25px;</text:p>
      <text:p text:style-name="P1"><text:s text:c="4"/>text-align: center;</text:p>
      <text:p text:style-name="P1">}</text:p>
      <text:p text:style-name="P1"/>
      <text:p text:style-name="P1">.image-name {</text:p>
      <text:p text:style-name="P1"><text:s text:c="4"/>font-weight: 200;</text:p>
      <text:p text:style-name="P1"><text:s text:c="4"/>padding: 10px;</text:p>
      <text:p text:style-name="P1"><text:s text:c="4"/>margin-left: 18px;</text:p>
      <text:p text:style-name="P1"><text:s text:c="4"/>text-align: center;</text:p>
      <text:p text:style-name="P1">}</text:p>
      <text:p text:style-name="P1"/>
      <text:p text:style-name="P1">.education {</text:p>
      <text:p text:style-name="P1"><text:s text:c="4"/>font-size: 12px;</text:p>
      <text:p text:style-name="P1"><text:s text:c="4"/>font-weight: bold;</text:p>
      <text:p text:style-name="P1"><text:s text:c="4"/>padding: 10px;</text:p>
      <text:p text:style-name="P1"><text:s text:c="4"/>padding-top: 0px;</text:p>
      <text:p text:style-name="P1"><text:s text:c="4"/>margin-left: 15px;</text:p>
      <text:p text:style-name="P1">}</text:p>
      <text:p text:style-name="P1"/>
      <text:p text:style-name="P1">.branch {</text:p>
      <text:p text:style-name="P1"><text:s text:c="4"/>font-size: 12px;</text:p>
      <text:p text:style-name="P1"><text:s text:c="4"/>font-weight: 20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3:44:22.099735444</meta:creation-date>
    <dc:date>2023-04-21T13:45:14.200366878</dc:date>
    <meta:editing-duration>PT52S</meta:editing-duration>
    <meta:editing-cycles>1</meta:editing-cycles>
    <meta:document-statistic meta:table-count="0" meta:image-count="0" meta:object-count="0" meta:page-count="3" meta:paragraph-count="116" meta:word-count="219" meta:character-count="2214" meta:non-whitespace-character-count="1815"/>
    <meta:generator>LibreOffice/7.4.2.3$Linux_X86_64 LibreOffice_project/40$Build-3</meta:generator>
  </office:meta>
</office:document-meta>
</file>